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antarell" svg:font-family="Cantarell" style:font-pitch="variable"/>
    <style:font-face style:name="Vn GaramondNo8" svg:font-family="'Vn GaramondNo8'"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style>
    <style:style style:name="P2" style:family="paragraph" style:parent-style-name="Text_20_body">
      <style:paragraph-properties fo:text-align="center" style:justify-single-word="false"/>
      <style:text-properties officeooo:paragraph-rsid="000bbd34"/>
    </style:style>
    <style:style style:name="P3" style:family="paragraph" style:parent-style-name="Text_20_body">
      <style:paragraph-properties fo:text-align="start" style:justify-single-word="false"/>
      <style:text-properties officeooo:paragraph-rsid="000bbd34"/>
    </style:style>
    <style:style style:name="P4" style:family="paragraph" style:parent-style-name="Text_20_body">
      <style:paragraph-properties fo:text-align="justify" style:justify-single-word="false"/>
      <style:text-properties fo:font-weight="bold" officeooo:rsid="0021ccc6" officeooo:paragraph-rsid="0021ccc6" style:font-weight-asian="bold" style:font-weight-complex="bold"/>
    </style:style>
    <style:style style:name="P5" style:family="paragraph" style:parent-style-name="Text_20_body">
      <style:paragraph-properties fo:text-align="justify" style:justify-single-word="false"/>
      <style:text-properties officeooo:rsid="000bbd34" officeooo:paragraph-rsid="000bbd34"/>
    </style:style>
    <style:style style:name="P6" style:family="paragraph" style:parent-style-name="Text_20_body">
      <style:paragraph-properties fo:text-align="justify" style:justify-single-word="false"/>
      <style:text-properties fo:font-style="normal" fo:font-weight="normal" officeooo:rsid="0021ccc6" officeooo:paragraph-rsid="00289d6b" style:font-style-asian="normal" style:font-weight-asian="normal" style:font-style-complex="normal" style:font-weight-complex="normal"/>
    </style:style>
    <style:style style:name="P7" style:family="paragraph" style:parent-style-name="Footnote">
      <style:paragraph-properties fo:margin-left="0cm" fo:margin-right="0cm" fo:text-indent="0cm" style:auto-text-indent="false"/>
    </style:style>
    <style:style style:name="P8" style:family="paragraph" style:parent-style-name="Footnote">
      <style:paragraph-properties fo:margin-left="0cm" fo:margin-right="0cm" fo:text-indent="0cm" style:auto-text-indent="false"/>
      <style:text-properties officeooo:rsid="0010110d" officeooo:paragraph-rsid="0010110d"/>
    </style:style>
    <style:style style:name="P9" style:family="paragraph" style:parent-style-name="Footnote">
      <style:paragraph-properties fo:margin-left="0cm" fo:margin-right="0cm" fo:text-indent="0cm" style:auto-text-indent="false"/>
      <style:text-properties officeooo:rsid="00197930" officeooo:paragraph-rsid="00197930"/>
    </style:style>
    <style:style style:name="P10" style:family="paragraph" style:parent-style-name="Footnote">
      <style:paragraph-properties fo:margin-left="0cm" fo:margin-right="0cm" fo:text-indent="0cm" style:auto-text-indent="false"/>
      <style:text-properties officeooo:rsid="002eb6fd" officeooo:paragraph-rsid="002eb6fd"/>
    </style:style>
    <style:style style:name="P11" style:family="paragraph" style:parent-style-name="Footnote">
      <style:paragraph-properties fo:margin-left="0cm" fo:margin-right="0cm" fo:text-indent="0cm" style:auto-text-indent="false" style:writing-mode="lr-tb"/>
    </style:style>
    <style:style style:name="P12" style:family="paragraph" style:parent-style-name="Text_20_body">
      <style:paragraph-properties fo:text-align="justify" style:justify-single-word="false" style:writing-mode="lr-tb"/>
      <style:text-properties officeooo:rsid="000bc431" officeooo:paragraph-rsid="00135cd3"/>
    </style:style>
    <style:style style:name="P13" style:family="paragraph" style:parent-style-name="Text_20_body">
      <style:paragraph-properties fo:text-align="justify" style:justify-single-word="false" style:writing-mode="lr-tb"/>
      <style:text-properties fo:font-weight="bold" officeooo:rsid="0021ccc6" officeooo:paragraph-rsid="0021ccc6" style:font-weight-asian="bold" style:font-weight-complex="bold"/>
    </style:style>
    <style:style style:name="P14" style:family="paragraph" style:parent-style-name="Text_20_body">
      <style:paragraph-properties fo:text-align="justify" style:justify-single-word="false" style:writing-mode="lr-tb"/>
      <style:text-properties style:font-name="Vn GaramondNo8" officeooo:rsid="000bbd34" officeooo:paragraph-rsid="00135cd3"/>
    </style:style>
    <style:style style:name="P15" style:family="paragraph" style:parent-style-name="Text_20_body">
      <style:paragraph-properties fo:text-align="justify" style:justify-single-word="false" style:writing-mode="lr-tb"/>
      <style:text-properties style:font-name="Vn GaramondNo8" officeooo:rsid="000bc431" officeooo:paragraph-rsid="00135cd3"/>
    </style:style>
    <style:style style:name="P16" style:family="paragraph" style:parent-style-name="Text_20_body">
      <style:paragraph-properties fo:text-align="justify" style:justify-single-word="false" style:writing-mode="lr-tb"/>
      <style:text-properties style:font-name="Vn GaramondNo8" officeooo:rsid="001eec2d" officeooo:paragraph-rsid="001eec2d"/>
    </style:style>
    <style:style style:name="P17" style:family="paragraph" style:parent-style-name="Text_20_body">
      <style:paragraph-properties fo:text-align="justify" style:justify-single-word="false" fo:break-before="page" style:writing-mode="lr-tb"/>
      <style:text-properties fo:font-weight="bold" officeooo:rsid="0021ccc6" officeooo:paragraph-rsid="0021ccc6" style:font-weight-asian="bold" style:font-weight-complex="bold"/>
    </style:style>
    <style:style style:name="P18" style:family="paragraph" style:parent-style-name="Text_20_body" style:list-style-name="L2">
      <style:paragraph-properties fo:text-align="justify" style:justify-single-word="false"/>
      <style:text-properties fo:font-weight="bold" officeooo:rsid="0021ccc6" officeooo:paragraph-rsid="00289d6b" style:font-weight-asian="bold" style:font-weight-complex="bold"/>
    </style:style>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9"/>
    <style:style style:name="P36" style:family="paragraph" style:parent-style-name="Text_20_body" style:list-style-name="L20"/>
    <style:style style:name="P37" style:family="paragraph" style:parent-style-name="Text_20_body" style:list-style-name="L21"/>
    <style:style style:name="P38" style:family="paragraph" style:parent-style-name="Text_20_body" style:list-style-name="L22"/>
    <style:style style:name="P39" style:family="paragraph" style:parent-style-name="Text_20_body" style:list-style-name="L23"/>
    <style:style style:name="P40" style:family="paragraph" style:parent-style-name="Text_20_body" style:list-style-name="L24"/>
    <style:style style:name="P41" style:family="paragraph" style:parent-style-name="Text_20_body" style:list-style-name="L25"/>
    <style:style style:name="P42" style:family="paragraph" style:parent-style-name="Text_20_body" style:list-style-name="L26"/>
    <style:style style:name="P43" style:family="paragraph" style:parent-style-name="Text_20_body" style:list-style-name="L27"/>
    <style:style style:name="P44" style:family="paragraph" style:parent-style-name="Text_20_body" style:list-style-name="L28"/>
    <style:style style:name="P45" style:family="paragraph" style:parent-style-name="Text_20_body" style:list-style-name="L29"/>
    <style:style style:name="P46" style:family="paragraph" style:parent-style-name="Text_20_body" style:list-style-name="L30"/>
    <style:style style:name="P47" style:family="paragraph" style:parent-style-name="Text_20_body" style:list-style-name="L31"/>
    <style:style style:name="P48" style:family="paragraph" style:parent-style-name="Text_20_body" style:list-style-name="L32"/>
    <style:style style:name="P49" style:family="paragraph" style:parent-style-name="Text_20_body" style:list-style-name="L33"/>
    <style:style style:name="P50" style:family="paragraph" style:parent-style-name="Text_20_body" style:list-style-name="L34"/>
    <style:style style:name="P51" style:family="paragraph" style:parent-style-name="Text_20_body" style:list-style-name="L35"/>
    <style:style style:name="P52" style:family="paragraph" style:parent-style-name="Text_20_body" style:list-style-name="L36"/>
    <style:style style:name="P53" style:family="paragraph" style:parent-style-name="Text_20_body" style:list-style-name="L37"/>
    <style:style style:name="P54" style:family="paragraph" style:parent-style-name="Text_20_body" style:list-style-name="L1">
      <style:paragraph-properties fo:text-align="justify" style:justify-single-word="false" style:writing-mode="lr-tb"/>
      <style:text-properties officeooo:paragraph-rsid="00365dee"/>
    </style:style>
    <style:style style:name="P55" style:family="paragraph" style:parent-style-name="Text_20_body" style:list-style-name="L1">
      <style:paragraph-properties fo:text-align="justify" style:justify-single-word="false" style:writing-mode="lr-tb"/>
      <style:text-properties officeooo:rsid="00370003" officeooo:paragraph-rsid="00370003"/>
    </style:style>
    <style:style style:name="P56" style:family="paragraph" style:parent-style-name="Text_20_body" style:list-style-name="L1">
      <style:paragraph-properties fo:text-align="justify" style:justify-single-word="false" style:writing-mode="lr-tb"/>
      <style:text-properties style:font-name="Cantarell" officeooo:rsid="00389edd" officeooo:paragraph-rsid="00389edd"/>
    </style:style>
    <style:style style:name="P57" style:family="paragraph" style:parent-style-name="Text_20_body" style:list-style-name="L1">
      <style:paragraph-properties fo:text-align="justify" style:justify-single-word="false" style:writing-mode="lr-tb"/>
      <style:text-properties style:font-name="Cantarell" officeooo:rsid="003a02a7" officeooo:paragraph-rsid="003a02a7"/>
    </style:style>
    <style:style style:name="P58" style:family="paragraph" style:parent-style-name="Text_20_body" style:list-style-name="L1">
      <style:paragraph-properties fo:text-align="justify" style:justify-single-word="false" style:writing-mode="lr-tb"/>
      <style:text-properties officeooo:rsid="00389edd" officeooo:paragraph-rsid="00389edd"/>
    </style:style>
    <style:style style:name="P59" style:family="paragraph" style:parent-style-name="Text_20_body" style:list-style-name="L1">
      <style:paragraph-properties fo:text-align="justify" style:justify-single-word="false" style:writing-mode="lr-tb"/>
      <style:text-properties style:font-name="Vn GaramondNo8" officeooo:rsid="003a02a7" officeooo:paragraph-rsid="003d7561"/>
    </style:style>
    <style:style style:name="P60" style:family="paragraph" style:parent-style-name="Text_20_body" style:list-style-name="L1">
      <style:paragraph-properties fo:text-align="justify" style:justify-single-word="false" style:writing-mode="lr-tb"/>
      <style:text-properties style:font-name="Vn GaramondNo8" officeooo:rsid="003d7561" officeooo:paragraph-rsid="003d7561"/>
    </style:style>
    <style:style style:name="P61" style:family="paragraph" style:parent-style-name="Text_20_body">
      <style:paragraph-properties fo:text-align="justify" style:justify-single-word="false" style:writing-mode="lr-tb"/>
      <style:text-properties style:font-name="Vn GaramondNo8" officeooo:rsid="0025e628" officeooo:paragraph-rsid="003eeb4a"/>
    </style:style>
    <style:style style:name="P62" style:family="paragraph" style:parent-style-name="Text_20_body" style:list-style-name="L2">
      <style:paragraph-properties fo:text-align="justify" style:justify-single-word="false" style:writing-mode="lr-tb"/>
      <style:text-properties fo:font-weight="normal" officeooo:rsid="00310a9c" officeooo:paragraph-rsid="00310a9c" style:font-weight-asian="normal" style:font-weight-complex="normal"/>
    </style:style>
    <style:style style:name="P63" style:family="paragraph" style:parent-style-name="Text_20_body" style:list-style-name="L2">
      <style:paragraph-properties fo:text-align="justify" style:justify-single-word="false" style:writing-mode="lr-tb"/>
      <style:text-properties fo:font-weight="normal" officeooo:rsid="00289d6b" officeooo:paragraph-rsid="00289d6b" style:font-weight-asian="normal" style:font-weight-complex="normal"/>
    </style:style>
    <style:style style:name="T1" style:family="text">
      <style:text-properties officeooo:rsid="000bc431"/>
    </style:style>
    <style:style style:name="T2" style:family="text">
      <style:text-properties officeooo:rsid="0010110d"/>
    </style:style>
    <style:style style:name="T3" style:family="text">
      <style:text-properties officeooo:rsid="00197930"/>
    </style:style>
    <style:style style:name="T4" style:family="text">
      <style:text-properties officeooo:rsid="001abb10"/>
    </style:style>
    <style:style style:name="T5" style:family="text">
      <style:text-properties officeooo:rsid="001c3599"/>
    </style:style>
    <style:style style:name="T6" style:family="text">
      <style:text-properties officeooo:rsid="001dd151"/>
    </style:style>
    <style:style style:name="T7" style:family="text">
      <style:text-properties officeooo:rsid="001f4e9c"/>
    </style:style>
    <style:style style:name="T8" style:family="text">
      <style:text-properties officeooo:rsid="002069fc"/>
    </style:style>
    <style:style style:name="T9" style:family="text">
      <style:text-properties officeooo:rsid="0021ccc6"/>
    </style:style>
    <style:style style:name="T10" style:family="text">
      <style:text-properties fo:font-weight="normal"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officeooo:rsid="0027254d"/>
    </style:style>
    <style:style style:name="T15" style:family="text">
      <style:text-properties officeooo:rsid="00289d6b"/>
    </style:style>
    <style:style style:name="T16" style:family="text">
      <style:text-properties officeooo:rsid="002face5"/>
    </style:style>
    <style:style style:name="T17" style:family="text">
      <style:text-properties style:font-name="Vn GaramondNo8"/>
    </style:style>
    <style:style style:name="T18" style:family="text">
      <style:text-properties style:font-name="Vn GaramondNo8" officeooo:rsid="0027254d"/>
    </style:style>
    <style:style style:name="T19" style:family="text">
      <style:text-properties style:font-name="Vn GaramondNo8" officeooo:rsid="00365dee"/>
    </style:style>
    <style:style style:name="T20" style:family="text">
      <style:text-properties style:font-name="Vn GaramondNo8" officeooo:rsid="00370003"/>
    </style:style>
    <style:style style:name="T21" style:family="text">
      <style:text-properties style:font-name="Vn GaramondNo8" officeooo:rsid="00389edd"/>
    </style:style>
    <style:style style:name="T22" style:family="text">
      <style:text-properties style:font-name="Vn GaramondNo8" officeooo:rsid="0038dc5e"/>
    </style:style>
    <style:style style:name="T23" style:family="text">
      <style:text-properties style:font-name="Vn GaramondNo8" officeooo:rsid="003980ed"/>
    </style:style>
    <style:style style:name="T24" style:family="text">
      <style:text-properties style:font-name="Vn GaramondNo8" officeooo:rsid="0039c7fd"/>
    </style:style>
    <style:style style:name="T25" style:family="text">
      <style:text-properties style:font-name="Cantarell" fo:font-weight="bold" officeooo:rsid="00365dee" style:font-weight-asian="bold" style:font-weight-complex="bold"/>
    </style:style>
    <style:style style:name="T26" style:family="text">
      <style:text-properties style:font-name="Cantarell" officeooo:rsid="003d7561"/>
    </style:style>
    <style:style style:name="T27" style:family="text">
      <style:text-properties officeooo:rsid="0038dc5e"/>
    </style:style>
    <style:style style:name="T28" style:family="text">
      <style:text-properties officeooo:rsid="003b0872"/>
    </style:style>
    <style:style style:name="T29" style:family="text">
      <style:text-properties officeooo:rsid="003d7561"/>
    </style:style>
    <style:style style:name="T30" style:family="text">
      <style:text-properties officeooo:rsid="003e400c"/>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ansaktionsanalyse nach Berne</text:h>
      <text:p text:style-name="P2"/>
      <text:p text:style-name="P14"><text:span text:style-name="T2">Das </text:span>Modell der Transaktionsanalyse <text:span text:style-name="T1">stammt aus dem Bereich der Psychologie und wird von vielen Coaches in der Arbeit mit ihren Klienten angewandt. Der amerikanische Psychologe Eric Berne entwickelte aus Beobachtungen während seiner therapeutischen Sitzungen mit Patienten heraus eine Vorstellung zur menschlichen Persönlichkeit und der Interaktionen zwischen Menschen, welche aus der Persönlichkeit des Einzelnen resultiert</text:span><text:span text:style-name="T1"><text:note text:id="ftn1" text:note-class="footnote"><text:note-citation>1</text:note-citation><text:note-body><text:p text:style-name="P8"><text:s/>Mollbach, Leinweber, Reimann, Mât 2012, S.234</text:p></text:note-body></text:note></text:span><text:span text:style-name="T1">. Dieses Bild der Psyche ermöglicht es, zu verstehen wie Prozesse in psychischen Innenwelt ablaufen und diese Innenwelt mit der Außenwelt kommuniziert</text:span><text:span text:style-name="T1"><text:note text:id="ftn2" text:note-class="footnote"><text:note-citation>2</text:note-citation><text:note-body><text:p text:style-name="P9"><text:s/>Grimmer &amp; Neukorn 2009, S.23</text:p></text:note-body></text:note></text:span><text:span text:style-name="T1">. </text:span></text:p>
      <text:p text:style-name="P15">Die Transaktionsanalyse möchte ein psychologisches Konzept bieten, mit Hilfe dessen Menschen ihre erlebte Realität analysieren, hinterfragen und letztendlich auch verändern können. Die Interpretation und Gestaltung der Wirklichkeitswahrnehmung und des eigenen Lebens soll mittels Kommunikation erfolgen. <text:span text:style-name="T3">Die Transaktionsanalyse bietet</text:span> <text:span text:style-name="T4">ein </text:span>Modell der Persönlichkeit <text:span text:style-name="T3">und</text:span> eine Beschreibung von Kommunikationsabläufen in unterschiedlichen <text:span text:style-name="T5">zwischenmenschlichen Situationen und </text:span>Zusammenhängen. <text:span text:style-name="T3">Hierdurch ergeben sich </text:span>Ansätze zum Beobachten, Analysieren und Verändern der Persönlichkeit. <text:span text:style-name="T6">Des Weiteren ist die Transaktionsanalyse eine Methode auf die Entwicklung und Gestaltung von als sinnvoll erachteten Veränderung Einfluss zu nehmen. Der Einzelne und seine <text:s/>Einbindung in soziale Systeme, zum Beispiel sein Arbeitsplatz und die Beziehungen zu seinen Kollegen, steht hierbei im Mittelpunkt des Veränderungsprozesses.</text:span></text:p>
      <text:p text:style-name="P16">Ausgangspunkt der Betrachtung von Persönlichkeiten und sozialer Interaktionen in der Transaktionsanalyse ist die Grundannahme, dass jeder Mensch sich und damit auch seine Beziehungen zu seinem Umfeld verändern kann. <text:span text:style-name="T7">Grundsätzlich ist jeder Mensch in seinem Wesen und mit seinen Eigenschaften im Ganzen in Ordnung. Wir besitzen alle die Fähigkeit zu denken und hierdurch Probleme zu lösen. Darüber hinaus sind wir in der Lage, mentale, emotionale und sensorische Vorgänge bewusst wahrzunehmen und zu steuern. Dadurch können Menschen auch die hieraus resultierende Handlungen und sozialen Interaktionen steuern</text:span><text:span text:style-name="T7"><text:note text:id="ftn3" text:note-class="footnote"><text:note-citation>3</text:note-citation><text:note-body><text:p text:style-name="P7"><text:s/><text:span text:style-name="T8">Berne 1996, S.14ff</text:span></text:p></text:note-body></text:note></text:span><text:span text:style-name="T7">. Jedem Menschen ist es möglich, mittels seiner eigenen Ressourcen autonom Entscheidungen für sich und andere zu treffen. <text:s/>Hierfür setzt der Mensch seine Fähigkeit ein, sich seine gegenwärtige Situation bewusst zu machen und aus einer Bandbreite von Gefühlszuständen auszuwählen, durch die er mit seiner Umgebung kommuniziert</text:span><text:span text:style-name="T7"><text:note text:id="ftn4" text:note-class="footnote"><text:note-citation>4</text:note-citation><text:note-body><text:p text:style-name="P7"><text:s/><text:span text:style-name="T9">Joines &amp; Stewart 2007, S.28</text:span></text:p></text:note-body></text:note></text:span><text:span text:style-name="T7">. Alle Menschen werden somit als fähig erachtet, ihr Leben positiv und konstruktiv zu gestalten. </text:span></text:p>
      <text:h text:style-name="Heading_20_3" text:outline-level="3"><text:soft-page-break/>Die Transaktionsanalyse als Methode im Coaching-Prozess</text:h>
      <text:p text:style-name="P61">Die Transaktionsanalyse <text:span text:style-name="T14">kann die Persönlichkeitsstruktur des Coaching-Partners beschreiben</text:span><text:span text:style-name="T14"><text:note text:id="ftn5" text:note-class="footnote"><text:note-citation>5</text:note-citation><text:note-body><text:p text:style-name="P7"><text:s/><text:span text:style-name="T15">Ender 2013</text:span></text:p></text:note-body></text:note></text:span><text:span text:style-name="T14">. Zu diesem Zweck greift die Theorie auf ein Modell unterschiedlicher Ich-Zustände zurück. <text:s/>Eric Berne beobachtete, dass ein und derselbe Mensch zu unterschiedlichen Zeiten qualitativ unterschiedliche Erlebenszustände aktivieren kann. Solche Erlebenszustände, die jeweils durch ein zusammenhängendes Muster von Denk-, Fühl- und Verhaltensweisen charakterisiert sind, nannte er Ich-Zustände</text:span><text:span text:style-name="T14"><text:note text:id="ftn6" text:note-class="footnote"><text:note-citation>6</text:note-citation><text:note-body><text:p text:style-name="P11"><text:s/><text:span text:style-name="T16">Becker 2011 </text:span></text:p></text:note-body></text:note></text:span><text:span text:style-name="T14">. Die gesamte Ich-Struktur einer Person setzt sich bei allen Menschen aus diesen unterschiedlichen Ich-Zuständen zusammen, die je nach Gefühlszustand der Person unterschiedlich gewichtet sind. Die Ich-Zustände als Komponenten der Persönlichkeit stellen Muster des Erlebens und Handelns dar, wie sie im Hier und Jetzt wahrgenommen werden. Allerdings aktivieren wir oft stereotype und teils weniger geeignete Reaktionsmuster in Rückwirkung auf unbewusste Erinnerungen früheren Beziehungserlebens. In der Folge wird sich der Mensch abhängig von seiner aktuellen mentalen Situation verhalten, das heißt auf bestimmte Arten mit seinem sozialen Umfeld kommunizieren und interagieren. Die Gewichtung dieser Ich-Zustände ist grundlegend für die Wahrnehmung der Umwelt und zugleich Problemlösungsfähigkeit von Menschen. Diese Zustände stehen für eine grundlegende Lebensanschauung, mittels derer Menschen ihre Umgebung analysieren und bewerten und auf dieser Basis Entscheidungen treffen. Berne identifiziert vier Grundhaltungen, wie ein Mensch sich selbst und andere Personen um ihn herum betrachten kann</text:span><text:span text:style-name="T14"><text:note text:id="ftn7" text:note-class="footnote"><text:note-citation>7</text:note-citation><text:note-body><text:p text:style-name="P10"><text:s/>Berne 1996, S.8</text:p></text:note-body></text:note></text:span><text:span text:style-name="T14"> zwischen denen eine Person sich bewegen kann:</text:span></text:p>
      <text:list xml:id="list9001159044491081822" text:style-name="L1">
        <text:list-item>
          <text:p text:style-name="P54"><text:span text:style-name="T25">Ich bin nicht OK – Du bist OK</text:span><text:span text:style-name="T19"> </text:span></text:p>
          <text:p text:style-name="P54"><text:span text:style-name="T18">Die erste Grundhaltung, die von den meisten Menschen, </text:span><text:span text:style-name="T19">seit ihrer Kindheit gewählten Lebensanschauung. Diese Einstellung ergibt sich aus der Erfahrung, sich beim Alleinsein unwohl zu fühlen. Auf der anderen Seiten haben diese Personen die Erfahrung gemacht, dass Gegenwart und Zuneigung der Eltern in ihrer Kindheit, ihnen das Gefühl des Wohlbehagens gegeben haben. </text:span><text:span text:style-name="T20">Entsprechend muss der andere ‚gut‘ sein. Durch die Frage: „Was muss ich tun, um die Zuneigung dieser ‚guten‘ OK-Personen zu erreichen?“ gelangen Menschen mit dieser Lebensanschauung zu einem der beiden folgenden Drehbücher, sprich Verhaltensweisen in ihrem Leben:</text:span></text:p>
          <text:list>
            <text:list-item>
              <text:p text:style-name="P55"><text:span text:style-name="T17">Durch Rückzug nehmen sie eine introvertierte Lebenseinstellung ein, da die Gegenwart dieser OK-Personen als quälend empfunden wird. </text:span><text:span text:style-name="T24">Entwickeln Menschen eine solche Verhaltensweise aus diesem Ich-Zustand, schränkt dies Kommunikation ein.</text:span></text:p>
            </text:list-item>
            <text:list-item>
              <text:p text:style-name="P55"><text:span text:style-name="T17">In einem ‚Gegendrehbuch‘ suchen Menschen mit dieser Grundhaltung nach Personen, welche die Eltern-Rolle übernehmen </text:span><text:span text:style-name="T21">und ihnen das gesuchte Gefühl des Wohlbehagens vermitteln.</text:span></text:p>
            </text:list-item>
          </text:list>
        </text:list-item>
        <text:list-item>
          <text:p text:style-name="P56"><text:soft-page-break/>Ich bin nicht OK – Du bist nicht OK</text:p>
          <text:p text:style-name="P58"><text:span text:style-name="T17">Bei Menschen mit gefühlskalten Eltern ist diese Grundhaltung häufig anzutreffen. Als Kind haben diese Personen nicht nur die Geborgenheit ihrer Eltern vermisst, sondern auch wiederholt Bestrafungen durch diese erfahren. </text:span><text:span text:style-name="T22">Da Zuneigung durch andere ausbleiben, gelangen sie zu der Ansicht, dass einerseits sie selbst als Individuen nicht OK sind, wie auch anderen Menschen nicht in Ordnung sind. Auf lange Sicht führt ein solcher Ich-Zustand zu völliger Resignation, welche die </text:span><text:span text:style-name="T23">Kommunikation</text:span><text:span text:style-name="T22"> dieser Personen </text:span><text:span text:style-name="T23">mit ihrer sozialen Umgebung </text:span><text:span text:style-name="T22">extrem einschränkt </text:span><text:span text:style-name="T23">und ihnen die Fähigkeit zur Problemlösung nimmt</text:span><text:span text:style-name="T22">.</text:span></text:p>
        </text:list-item>
        <text:list-item>
          <text:p text:style-name="P57"><text:span text:style-name="T27">I</text:span>ch bin OK – Du bist nicht OK</text:p>
          <text:p text:style-name="P59">Menschen, die als Kind Gewalt erfahren haben, nehmen vielfach diese Grundhaltung ein. <text:span text:style-name="T28">Die Position „Du bist nicht OK“ geht auf die erlittene Gewalt zurück, die direkt mit anderen Menschen in Verbindung gebracht wird. Demgegenüber resultiert die Haltung „Ich bin OK“ auf die Abwesenheit von Gewalt in Situationen des Alleinsein zurück. Das Alleinsein wird in der Folge als angenehm empfunden, der Wunsch nach Kommunikation und Kooperation mit anderen Personen ist stark reduziert.</text:span></text:p>
        </text:list-item>
        <text:list-item>
          <text:p text:style-name="P59"><text:span text:style-name="T26">Ich bin OK – Du bist OK</text:span><text:span text:style-name="T29"> </text:span></text:p>
          <text:p text:style-name="P60">Die letzte Lebensanschauung ergibt sich nicht aus Kindheitserfahrungen, sondern <text:span text:style-name="T30">ist eine <text:s/>Entscheidung, die erwachsene Menschen </text:span></text:p>
        </text:list-item>
      </text:list>
      <text:p text:style-name="P12"/>
      <text:p text:style-name="P5"/>
      <text:p text:style-name="P13"/>
      <text:p text:style-name="P17">Literatur</text:p>
      <text:list xml:id="list4883923745202366305" text:style-name="L2">
        <text:list-item>
          <text:p text:style-name="P62">Becker, Andreas (2011): Die Transaktionsanalyse, Deutsche Gesellschaft für Transaktionsanalyse,Online-Ressource: <text:a xlink:type="simple" xlink:href="http://www.dgta.de/pdf/Artikel_zur_Transaktionsanalyse.pdf" text:style-name="Internet_20_link" text:visited-style-name="Visited_20_Internet_20_Link">http://www.dgta.de/pdf/Artikel_zur_Transaktionsanalyse.pdf</text:a> (Zugriff: 11.03.2025)</text:p>
        </text:list-item>
        <text:list-item>
          <text:p text:style-name="P63">Ender, Jan (2013): <text:span text:style-name="T12">Die Transaktionsanalyse als Methode im Coaching</text:span><text:span text:style-name="T13">, Online-Ressource: </text:span><text:a xlink:type="simple" xlink:href="http://www.coaching-globe.net/detail/article/die-transaktionsanalyse-als-methode-im-coaching.html" text:style-name="Internet_20_link" text:visited-style-name="Visited_20_Internet_20_Link"><text:span text:style-name="T13">http://www.coaching-globe.net/detail/article/die-transaktionsanalyse-als-methode-im-coaching.html</text:span></text:a><text:span text:style-name="T13"> (Zugriff: 04.03.2015)</text:span></text:p>
        </text:list-item>
        <text:list-item>
          <text:p text:style-name="P18"><text:span text:style-name="T10">Joines, Vann &amp; Stewart, Ian (2007): </text:span><text:span text:style-name="T11">Die Transaktionsanalyse - Eine Einführung.</text:span></text:p>
        </text:list-item>
      </text:list>
      <text:p text:style-name="P6"><text:s/></text:p>
      <text:p text:style-name="P4"/>
      <text:p text:style-name="P2"/>
      <text:section text:style-name="Sect1" text:name="magicdomid53">
        <text:p text:style-name="Standard"><text:line-break/></text:p>
      </text:section>
      <text:section text:style-name="Sect1" text:name="magicdomid54">
        <text:p text:style-name="Standard">- nur so können die Anforderungen an Führungskräfte und ihre Bedürfnisse verstanden werden und kann der Coach zielführend mit den Personen interagieren</text:p>
      </text:section>
      <text:section text:style-name="Sect1" text:name="magicdomid55">
        <text:p text:style-name="Standard"/>
      </text:section>
      <text:section text:style-name="Sect1" text:name="magicdomid57">
        <text:p text:style-name="Standard"><text:line-break/></text:p>
      </text:section>
      <text:section text:style-name="Sect1" text:name="magicdomid58">
        <text:p text:style-name="Standard">- Berne entwickelte seinen Ansatz aus dem beobachteten Verhalten im therapeutischen Kontext heraus im Gegensatz zu Sigmund Freud in seinem psycho-analytischen Modell des Über-Ich, Ich und Es</text:p>
      </text:section>
      <text:section text:style-name="Sect1" text:name="magicdomid59">
        <text:p text:style-name="Standard"><text:line-break/></text:p>
      </text:section>
      <text:section text:style-name="Sect1" text:name="magicdomid60">
        <text:p text:style-name="Standard">- Freud entwickelte auf Basis seiner Theorie zur menschlichen Psyche Behandlungsmethoden für seine Patienten, während Berne den anderen Weg ging und induktiv aus empirischen Beobachtungen heraus sein Modell erstellte ()</text:p>
      </text:section>
      <text:section text:style-name="Sect1" text:name="magicdomid61">
        <text:p text:style-name="Standard"><text:line-break/></text:p>
      </text:section>
      <text:section text:style-name="Sect1" text:name="magicdomid62">
        <text:p text:style-name="Standard">- mit seinem Ansatz der Transaktionsanalyse beschreibt Berne die psychologische Beschaffenheit des Menschen und wie er aufgrund seiner persönlichen Beschaffenheit mit anderen Personen interagiert</text:p>
      </text:section>
      <text:section text:style-name="Sect1" text:name="magicdomid63">
        <text:p text:style-name="Standard"><text:line-break/></text:p>
      </text:section>
      <text:section text:style-name="Sect1" text:name="magicdomid64">
        <text:p text:style-name="P1">Transaktionsmodell nach Berne</text:p>
      </text:section>
      <text:section text:style-name="Sect1" text:name="magicdomid65">
        <text:p text:style-name="Standard"><text:line-break/></text:p>
      </text:section>
      <text:section text:style-name="Sect1" text:name="magicdomid66">
        <text:list xml:id="list695347547810070355" text:style-name="L3">
          <text:list-item>
            <text:p text:style-name="P19">das Transaktionsmodell der menschlichen Psyche versucht durch Kommunikation mit anderen Personen, aber vor allem unbewusst auch mit sich selbst, Möglichkeiten zu geben, die Realitätswahrnehmung zu interpretieren und zu gestalten</text:p>
          </text:list-item>
        </text:list>
      </text:section>
      <text:section text:style-name="Sect1" text:name="magicdomid67">
        <text:list xml:id="list2825616841955125602" text:style-name="L4">
          <text:list-item>
            <text:p text:style-name="P20">durch ein Veränderung der Kommunikation und somit einer anderen Perzeption der Wirklichkeit sollen neue Lebenswege eröffnet werden (Berne 1996, S.8)</text:p>
          </text:list-item>
        </text:list>
      </text:section>
      <text:section text:style-name="Sect1" text:name="magicdomid68">
        <text:list xml:id="list2329350582467073601" text:style-name="L5">
          <text:list-item>
            <text:p text:style-name="P21">Grundlage der Transaktionsanalyse ist ein Modell der menschlichen Persönlichkeit und Kommunikationsabläufen zwischen Menschen in unterschiedlichen Kontexten</text:p>
          </text:list-item>
        </text:list>
      </text:section>
      <text:section text:style-name="Sect1" text:name="magicdomid69">
        <text:list xml:id="list5031243425370025337" text:style-name="L6">
          <text:list-item>
            <text:p text:style-name="P22"><text:soft-page-break/>die zwischenmenschliche Kommunikation bezeichnet Berne als Transaktionen und zur Entwicklung seiner Theorie hat er diese in Beziehung gesetzt mit inneren Prozessen, von denen ihm Patienten in seinen Therapiesitzungen erzählten (siehe Berne 1996, S.14ff)</text:p>
          </text:list-item>
        </text:list>
      </text:section>
      <text:section text:style-name="Sect1" text:name="magicdomid70">
        <text:list xml:id="list8193643190925063838" text:style-name="L7">
          <text:list-item>
            <text:p text:style-name="P23">eine Transaktion bezeichnet somit einen Austauschprozess, bewusst und unbewusst, zwischen Menschen und ihrer Umwelt - diese Kommunikation kann verbal und nonverbal stattfinden</text:p>
          </text:list-item>
        </text:list>
      </text:section>
      <text:section text:style-name="Sect1" text:name="magicdomid71">
        <text:list xml:id="list4804280351118353073" text:style-name="L8">
          <text:list-item>
            <text:p text:style-name="P24">sich wiederholende Transaktionsmuster, die in einem bestimmten Kontext ablaufen (Beruf/Arbeitsplatz - Kommunikation mit Kollegen / Beziehungsstreitigkeiten) nennt Berne Spiele (Berne 1996, S.20)</text:p>
          </text:list-item>
        </text:list>
      </text:section>
      <text:section text:style-name="Sect1" text:name="magicdomid72">
        <text:list xml:id="list7061169911990929599" text:style-name="L9">
          <text:list-item>
            <text:p text:style-name="P25">bedeutend für die Anwendbarkeit von Bernes Transaktionsmodell für das Coaching von Führungskräften mit dem Ziel, ihnen wieder die Fähigkeiten zu geben, Aufgaben zu lösen und mit anderen Menschen wieder zielgerichtet kommunizieren zu können sind folgende Annahmen, welche sowohl die Transaktionsanalyse als auch alle Coaching-Ansätze allgemein zum Menschen treffen:</text:p>
          </text:list-item>
        </text:list>
      </text:section>
      <text:section text:style-name="Sect1" text:name="magicdomid73">
        <text:list xml:id="list741631830245486766" text:style-name="L10">
          <text:list-item>
            <text:p text:style-name="P26">jeder Mensch ist in der Lage, Probleme zu lösen</text:p>
          </text:list-item>
        </text:list>
      </text:section>
      <text:section text:style-name="Sect1" text:name="magicdomid74">
        <text:list xml:id="list2362891516051078781" text:style-name="L11">
          <text:list-item>
            <text:p text:style-name="P27">jeder Mensch ist mit all seinen persönlichen Eigenschaften in seiner Gesamtheit in Ordnung</text:p>
          </text:list-item>
        </text:list>
      </text:section>
      <text:section text:style-name="Sect1" text:name="magicdomid75">
        <text:list xml:id="list7743448592207198670" text:style-name="L12">
          <text:list-item>
            <text:p text:style-name="P28">jeder Mensch ist in der Lage, Verantwortung für seine eigenen Handlungen, sein Leben, und dessen Gestaltung zu übernehmen</text:p>
          </text:list-item>
        </text:list>
      </text:section>
      <text:section text:style-name="Sect1" text:name="magicdomid76">
        <text:list xml:id="list3984279386540204575" text:style-name="L13">
          <text:list-item>
            <text:p text:style-name="P29">er besitzt die Fähigkeit, seine mentalen und emotionalen Vorgänge in seinem Innern, bewusst wahrzunehmen, zu reflektieren und in der Folge auch zu steuern</text:p>
          </text:list-item>
        </text:list>
      </text:section>
      <text:section text:style-name="Sect1" text:name="magicdomid77">
        <text:list xml:id="list4315502550807597820" text:style-name="L14">
          <text:list-item>
            <text:p text:style-name="P30">hierdurch kann er auch seine Handlungen und die resultierenden sozialen Interaktionen steuern, bzw. zumindest beeinflussen</text:p>
          </text:list-item>
        </text:list>
      </text:section>
      <text:section text:style-name="Sect1" text:name="magicdomid78">
        <text:list xml:id="list2759716214993874071" text:style-name="L15">
          <text:list-item>
            <text:p text:style-name="P31">das Transaktionsmodell erachtet jeden Menschen als fähig, sein Leben zu gestalten (und es somit zu verändern)</text:p>
          </text:list-item>
        </text:list>
      </text:section>
      <text:section text:style-name="Sect1" text:name="magicdomid79">
        <text:p text:style-name="Standard"><text:line-break/></text:p>
      </text:section>
      <text:section text:style-name="Sect1" text:name="magicdomid80">
        <text:list xml:id="list51184328835358614" text:style-name="L16">
          <text:list-item>
            <text:p text:style-name="P32">die Transaktionsanalyse identifiziert vier Grundhaltungen (Berne 1996, S.8)</text:p>
          </text:list-item>
        </text:list>
      </text:section>
      <text:section text:style-name="Sect1" text:name="magicdomid81">
        <text:list xml:id="list7611367603835423456" text:style-name="L17">
          <text:list-item>
            <text:p text:style-name="P33">Ich bin OK - Du bist OK</text:p>
          </text:list-item>
        </text:list>
      </text:section>
      <text:section text:style-name="Sect1" text:name="magicdomid82">
        <text:list xml:id="list3289411056468515283" text:style-name="L18">
          <text:list-item>
            <text:p text:style-name="P34">Ich bin OK - Du bist nicht OK</text:p>
          </text:list-item>
        </text:list>
      </text:section>
      <text:section text:style-name="Sect1" text:name="magicdomid83">
        <text:list xml:id="list8225403527432559702" text:style-name="L19">
          <text:list-item>
            <text:p text:style-name="P35">Ich bin nicht OK - Du bist OK</text:p>
          </text:list-item>
        </text:list>
      </text:section>
      <text:section text:style-name="Sect1" text:name="magicdomid84">
        <text:list xml:id="list1764910801151881561" text:style-name="L20">
          <text:list-item>
            <text:p text:style-name="P36">Ich bin nicht OK - Du bist nicht OK</text:p>
          </text:list-item>
        </text:list>
      </text:section>
      <text:section text:style-name="Sect1" text:name="magicdomid85">
        <text:p text:style-name="Standard"><text:line-break/></text:p>
      </text:section>
      <text:section text:style-name="Sect1" text:name="magicdomid86">
        <text:list xml:id="list5892009565299725945" text:style-name="L21">
          <text:list-item>
            <text:p text:style-name="P37">Im Gegensatz zu den anderen Positionen entscheiden sich erwachsene Menschen bewusst für die erste Grundhaltung. Sie beruht nicht auf Gefühlen, sondern ergibt sich rationalen Denkprozessen, wie Überlegungen und Überzeugungen</text:p>
          </text:list-item>
        </text:list>
      </text:section>
      <text:section text:style-name="Sect1" text:name="magicdomid87">
        <text:list xml:id="list265605110548627347" text:style-name="L22">
          <text:list-item>
            <text:p text:style-name="P38"><text:soft-page-break/>diese Position drückt aus, dass die Person denkt: </text:p>
          </text:list-item>
        </text:list>
      </text:section>
      <text:section text:style-name="Sect1" text:name="magicdomid88">
        <text:list xml:id="list6018168975703123706" text:style-name="L23">
          <text:list-item>
            <text:p text:style-name="P39">ich und mein Gegenüber sind gleichberechtigt auf dieser Erde und haben das Recht, unsere Anschauungen zu vertreten</text:p>
          </text:list-item>
        </text:list>
      </text:section>
      <text:section text:style-name="Sect1" text:name="magicdomid89">
        <text:list xml:id="list2684712467641782309" text:style-name="L24">
          <text:list-item>
            <text:p text:style-name="P40">ich muss nicht mit allem übereinstimmen, was mein Gegenüber sagt und denkt, aber ich respektiere, sein abweichendes (nicht schadendes) Denken, Verhalten und Fühlen und werte es nicht ab</text:p>
          </text:list-item>
        </text:list>
      </text:section>
      <text:section text:style-name="Sect1" text:name="magicdomid90">
        <text:list xml:id="list4588847971598738718" text:style-name="L25">
          <text:list-item>
            <text:p text:style-name="P41">die Grundhaltungen zwei und drei drücken ein Ungleichgewicht zwischen der eigenen Person und dem Gegenüber aus</text:p>
          </text:list-item>
        </text:list>
      </text:section>
      <text:section text:style-name="Sect1" text:name="magicdomid91">
        <text:list xml:id="list8917085686734013651" text:style-name="L26">
          <text:list-item>
            <text:p text:style-name="P42">in der zweiten Position ist das Ich in Ordnung, jedoch der Gegenüber nicht</text:p>
          </text:list-item>
        </text:list>
      </text:section>
      <text:section text:style-name="Sect1" text:name="magicdomid92">
        <text:list xml:id="list9076799297397778994" text:style-name="L27">
          <text:list-item>
            <text:p text:style-name="P43">dieser wird nicht als gleichberechtigt wahrgenommen und entsprechend wird ihmmit Abwertung begegnet</text:p>
          </text:list-item>
        </text:list>
      </text:section>
      <text:section text:style-name="Sect1" text:name="magicdomid93">
        <text:list xml:id="list1664111041851891082" text:style-name="L28">
          <text:list-item>
            <text:p text:style-name="P44">in der Folge bleibt das eigene Ich stets ohne wirkliches, gleichberechtigtes Gegenüber und bleibt somit de facto alleine</text:p>
          </text:list-item>
        </text:list>
      </text:section>
      <text:section text:style-name="Sect1" text:name="magicdomid94">
        <text:list xml:id="list5208475694972023342" text:style-name="L29">
          <text:list-item>
            <text:p text:style-name="P45">in der dritten Position ist die Betrachtungsweise genau umgekehrt:</text:p>
          </text:list-item>
        </text:list>
      </text:section>
      <text:section text:style-name="Sect1" text:name="magicdomid95">
        <text:list xml:id="list2447200949445330570" text:style-name="L30">
          <text:list-item>
            <text:p text:style-name="P46">das Ich wird dem Gegenüber als unterlegen wahrgenommen</text:p>
          </text:list-item>
        </text:list>
      </text:section>
      <text:section text:style-name="Sect1" text:name="magicdomid96">
        <text:list xml:id="list6810039970814301325" text:style-name="L31">
          <text:list-item>
            <text:p text:style-name="P47">dies hat zur Folge, dass die Person sich selbst als nicht mehr in der Lage sieht, Probleme zu lösen und mit anderen Menschen zu kommunizieren</text:p>
          </text:list-item>
        </text:list>
      </text:section>
      <text:section text:style-name="Sect1" text:name="magicdomid97">
        <text:p text:style-name="Standard"><text:line-break/></text:p>
      </text:section>
      <text:section text:style-name="Sect1" text:name="magicdomid98">
        <text:list xml:id="list4501534964295891727" text:style-name="L32">
          <text:list-item>
            <text:p text:style-name="P48">in der vierten Grundhaltung ist überhaupt keine Kommunikation zwischen den Menschen mehr möglich</text:p>
          </text:list-item>
        </text:list>
      </text:section>
      <text:section text:style-name="Sect1" text:name="magicdomid99">
        <text:list xml:id="list7668590631607178631" text:style-name="L33">
          <text:list-item>
            <text:p text:style-name="P49">das Ich befindet sich wie im vorherigen Fall in einer defensiven Position und kann mit dem Gegenüber nicht mehr konstruktiv interagieren, da es an Selbstbewusstsein mangelt und somit Überzeugungskraft und Autorität fehlen</text:p>
          </text:list-item>
        </text:list>
      </text:section>
      <text:section text:style-name="Sect1" text:name="magicdomid100">
        <text:list xml:id="list6075104565585296001" text:style-name="L34">
          <text:list-item>
            <text:p text:style-name="P50">weil das Gegenüber zugleich abwertend betrachtet wird, kann das Ich auch keine Ideen, oder sogar Kritik, also die Suggestion oder Aufforderung, die eigene Haltung zu ändern akzeptieren</text:p>
          </text:list-item>
        </text:list>
      </text:section>
      <text:section text:style-name="Sect1" text:name="magicdomid101">
        <text:p text:style-name="Standard"><text:line-break/></text:p>
      </text:section>
      <text:section text:style-name="Sect1" text:name="magicdomid102">
        <text:list xml:id="list4995054568186004809" text:style-name="L35">
          <text:list-item>
            <text:p text:style-name="P51">Letzte Grundhaltung führt bei Menschen zu einer Totalblokade, die äußerst schwer zu durchbrechen ist</text:p>
          </text:list-item>
        </text:list>
      </text:section>
      <text:section text:style-name="Sect1" text:name="magicdomid103">
        <text:p text:style-name="Standard"><text:line-break/></text:p>
      </text:section>
      <text:section text:style-name="Sect1" text:name="magicdomid104">
        <text:p text:style-name="Standard"><text:line-break/></text:p>
      </text:section>
      <text:section text:style-name="Sect1" text:name="magicdomid105">
        <text:list xml:id="list4217907587683749461" text:style-name="L36">
          <text:list-item>
            <text:p text:style-name="P52">Coaching-Ansätze arbeiten mit Bernes Modell der menschlichen Psyche, da es ihnen hilft, anhand der Strukturierung und Vereinfachung der komplexen Interaktion von Menschen, die Situation von Führungskräften zu analysieren und mögliche Ursachen für die vorhandenen <text:soft-page-break/>Probleme, das heisst, die Unfähigkeit der gecoachten Person, den beruflichen Anforderungen weiterhin gerecht zu werden, zu identifizieren. (Mât et al., S.246ff)</text:p>
          </text:list-item>
        </text:list>
      </text:section>
      <text:section text:style-name="Sect1" text:name="magicdomid106">
        <text:p text:style-name="Standard"><text:line-break/></text:p>
      </text:section>
      <text:section text:style-name="Sect1" text:name="magicdomid107">
        <text:p text:style-name="Standard"><text:line-break/></text:p>
      </text:section>
      <text:section text:style-name="Sect1" text:name="magicdomid108">
        <text:list xml:id="list3034935145460115026" text:style-name="L37">
          <text:list-item>
            <text:p text:style-name="P53">Zugleich zeigt die Transaktionsanalyse mögliche Wege aus der gegenwärtigen Situation auf, da sie einerseits Veränderungen für möglich erachtet und darüberhinaus auch Konzept an die Hand gibt, was Personen an sich und damit an ihrem Umgang mit ihrer Umwelt ändern müssen</text:p>
          </text:list-item>
        </text:list>
      </text:section>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Cantarell" svg:font-family="Cantarell" style:font-pitch="variable"/>
    <style:font-face style:name="Vn GaramondNo8" svg:font-family="'Vn GaramondNo8'"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Bernhard</meta:initial-creator>
    <meta:creation-date>2015-03-08T16:13:48.122522707</meta:creation-date>
    <dc:date>2015-03-18T11:58:28.382014938</dc:date>
    <dc:creator>Pascal Bernhard</dc:creator>
    <meta:editing-duration>PT5H34M5S</meta:editing-duration>
    <meta:editing-cycles>51</meta:editing-cycles>
    <meta:generator>LibreOffice/4.4.1.2$Linux_X86_64 LibreOffice_project/40m0$Build-2</meta:generator>
    <meta:document-statistic meta:table-count="0" meta:image-count="0" meta:object-count="0" meta:page-count="7" meta:paragraph-count="82" meta:word-count="1777" meta:character-count="12967" meta:non-whitespace-character-count="11264"/>
  </office:meta>
</office:document-meta>
</file>